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09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4.4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d0d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Noto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lt" fo:country="LT" style:language-asian="zh" style:country-asian="CN" style:language-complex="hi" style:country-complex="IN" style:font-name-asian="Noto Sans" style:font-name-complex="Noto Sans Devanagari" style:font-size-asian="10pt" style:font-size-complex="10pt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lt" fo:country="LT" style:language-asian="zh" style:country-asian="CN" style:language-complex="hi" style:country-complex="IN" style:font-name-asian="Noto Sans" style:font-name-complex="Noto Sans Devanagari" style:font-size-asian="10pt" style:font-size-complex="10pt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lt" fo:country="LT" style:language-asian="zh" style:country-asian="CN" style:language-complex="hi" style:country-complex="IN" style:font-name-asian="Noto Sans" style:font-name-complex="Noto Sans Devanagari" style:font-size-asian="10pt" style:font-size-complex="10pt" style:text-emphasize="none" style:font-relief="none" style:text-overline-style="none" style:text-overline-color="font-color" fo:font-style="normal" style:font-style-asian="normal" style:font-style-complex="normal" style:font-name="Liberation Sans1"/>
    </style:style>
    <style:style style:name="T5" style:family="text">
      <style:text-properties fo:font-size="10pt" style:text-underline-style="none" style:text-underline-color="font-color" style:text-line-through-type="none" style:text-outline="false" fo:text-shadow="none" style:text-line-through-mode="continuous" fo:language="lt" fo:country="LT" style:language-asian="zh" style:country-asian="CN" style:language-complex="hi" style:country-complex="IN" style:font-name-asian="Noto Sans" style:font-name-complex="Noto Sans Devanagari" style:font-size-asian="10pt" style:font-size-complex="10pt" style:text-emphasize="none" style:font-relief="none" style:text-overline-style="none" style:text-overline-color="font-color" fo:font-style="normal" style:font-style-asian="normal" style:font-style-complex="normal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output_baseline" table:style-name="ta1">
        <table:shapes>
          <draw:frame draw:z-index="0" draw:style-name="gr1" draw:text-style-name="P1" svg:width="24cm" svg:height="13cm" svg:x="0cm" svg:y="10cm">
            <draw:object draw:notify-on-update-of-ranges="output_baseline.A3:output_baseline.A19 output_baseline.G3:output_baseline.G19 output_baseline.B3:output_baseline.B19 output_baseline.C3:output_baseline.C19 output_baseline.G3:output_baseline.G19 output_baseline.G3:output_baseline.G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Pavadinimas</text:p>
          </table:table-cell>
          <table:table-cell table:style-name="ce1" office:value-type="string" calcext:value-type="string" table:number-columns-spanned="1" table:number-rows-spanned="2">
            <text:p>Užklausos/sek.</text:p>
          </table:table-cell>
          <table:table-cell table:style-name="ce1" office:value-type="string" calcext:value-type="string" table:number-columns-spanned="4" table:number-rows-spanned="1">
            <text:p><text:span text:style-name="T1">Vėlinimas (</text:span><text:span text:style-name="T2">latency</text:span><text:span text:style-name="T3">) (</text:span><text:span text:style-name="T4">µ</text:span><text:span text:style-name="T5">s)</text:span></text:p>
          </table:table-cell>
          <table:covered-table-cell table:number-columns-repeated="3" table:style-name="ce1"/>
        </table:table-row>
        <table:table-row table:style-name="ro2">
          <table:covered-table-cell table:number-columns-repeated="2" table:style-name="ce1"/>
          <table:table-cell table:style-name="ce5" office:value-type="string" calcext:value-type="string">
            <text:p>Vidutinis <text:s/></text:p>
          </table:table-cell>
          <table:table-cell table:style-name="ce5" office:value-type="string" calcext:value-type="string">
            <text:p>Minimalus</text:p>
          </table:table-cell>
          <table:table-cell table:style-name="ce5" office:value-type="string" calcext:value-type="string">
            <text:p>Didžiausias</text:p>
          </table:table-cell>
          <table:table-cell table:style-name="ce5" office:value-type="string" calcext:value-type="string">
            <text:p>Standartinis nuokrypis</text:p>
          </table:table-cell>
        </table:table-row>
        <table:table-row table:style-name="ro2">
          <table:table-cell office:value-type="string" calcext:value-type="string">
            <text:p>node-hyper-express</text:p>
          </table:table-cell>
          <table:table-cell office:value-type="float" office:value="119082" calcext:value-type="float">
            <text:p>119082</text:p>
          </table:table-cell>
          <table:table-cell office:value-type="float" office:value="805.008615" calcext:value-type="float">
            <text:p>805,01</text:p>
          </table:table-cell>
          <table:table-cell office:value-type="float" office:value="67" calcext:value-type="float">
            <text:p>67</text:p>
          </table:table-cell>
          <table:table-cell office:value-type="float" office:value="2227" calcext:value-type="float">
            <text:p>2227</text:p>
          </table:table-cell>
          <table:table-cell office:value-type="float" office:value="57.125249" calcext:value-type="float">
            <text:p>57,13</text:p>
          </table:table-cell>
        </table:table-row>
        <table:table-row table:style-name="ro2">
          <table:table-cell office:value-type="string" calcext:value-type="string">
            <text:p>bun</text:p>
          </table:table-cell>
          <table:table-cell office:value-type="float" office:value="128437" calcext:value-type="float">
            <text:p>128437</text:p>
          </table:table-cell>
          <table:table-cell office:value-type="float" office:value="745.753292" calcext:value-type="float">
            <text:p>745,75</text:p>
          </table:table-cell>
          <table:table-cell office:value-type="float" office:value="67" calcext:value-type="float">
            <text:p>67</text:p>
          </table:table-cell>
          <table:table-cell office:value-type="float" office:value="1766" calcext:value-type="float">
            <text:p>1766</text:p>
          </table:table-cell>
          <table:table-cell office:value-type="float" office:value="80.106632" calcext:value-type="float">
            <text:p>80,11</text:p>
          </table:table-cell>
        </table:table-row>
        <table:table-row table:style-name="ro2">
          <table:table-cell office:value-type="string" calcext:value-type="string">
            <text:p>dotnet-httplistenter-net5</text:p>
          </table:table-cell>
          <table:table-cell office:value-type="float" office:value="135486" calcext:value-type="float">
            <text:p>135486</text:p>
          </table:table-cell>
          <table:table-cell office:value-type="float" office:value="799.481542" calcext:value-type="float">
            <text:p>799,48</text:p>
          </table:table-cell>
          <table:table-cell office:value-type="float" office:value="34" calcext:value-type="float">
            <text:p>34</text:p>
          </table:table-cell>
          <table:table-cell office:value-type="float" office:value="11599" calcext:value-type="float">
            <text:p>11599</text:p>
          </table:table-cell>
          <table:table-cell office:value-type="float" office:value="657.493442" calcext:value-type="float">
            <text:p>657,49</text:p>
          </table:table-cell>
        </table:table-row>
        <table:table-row table:style-name="ro2">
          <table:table-cell office:value-type="string" calcext:value-type="string">
            <text:p>dotnet-httplistenter-net5-threaded</text:p>
          </table:table-cell>
          <table:table-cell office:value-type="float" office:value="135571" calcext:value-type="float">
            <text:p>135571</text:p>
          </table:table-cell>
          <table:table-cell office:value-type="float" office:value="868.438823" calcext:value-type="float">
            <text:p>868,44</text:p>
          </table:table-cell>
          <table:table-cell office:value-type="float" office:value="35" calcext:value-type="float">
            <text:p>35</text:p>
          </table:table-cell>
          <table:table-cell office:value-type="float" office:value="21645" calcext:value-type="float">
            <text:p>21645</text:p>
          </table:table-cell>
          <table:table-cell office:value-type="float" office:value="901.06228" calcext:value-type="float">
            <text:p>901,06</text:p>
          </table:table-cell>
        </table:table-row>
        <table:table-row table:style-name="ro2">
          <table:table-cell office:value-type="string" calcext:value-type="string">
            <text:p>dotnet-httplistenter-net6-threaded</text:p>
          </table:table-cell>
          <table:table-cell office:value-type="float" office:value="140784" calcext:value-type="float">
            <text:p>140784</text:p>
          </table:table-cell>
          <table:table-cell office:value-type="float" office:value="867.214252" calcext:value-type="float">
            <text:p>867,21</text:p>
          </table:table-cell>
          <table:table-cell office:value-type="float" office:value="31" calcext:value-type="float">
            <text:p>31</text:p>
          </table:table-cell>
          <table:table-cell office:value-type="float" office:value="23605" calcext:value-type="float">
            <text:p>23605</text:p>
          </table:table-cell>
          <table:table-cell office:value-type="float" office:value="953.10714" calcext:value-type="float">
            <text:p>953,11</text:p>
          </table:table-cell>
        </table:table-row>
        <table:table-row table:style-name="ro2">
          <table:table-cell office:value-type="string" calcext:value-type="string">
            <text:p>dotnet-httplistenter-net6</text:p>
          </table:table-cell>
          <table:table-cell office:value-type="float" office:value="144804" calcext:value-type="float">
            <text:p>144804</text:p>
          </table:table-cell>
          <table:table-cell office:value-type="float" office:value="771.795693" calcext:value-type="float">
            <text:p>771,80</text:p>
          </table:table-cell>
          <table:table-cell office:value-type="float" office:value="37" calcext:value-type="float">
            <text:p>37</text:p>
          </table:table-cell>
          <table:table-cell office:value-type="float" office:value="10408" calcext:value-type="float">
            <text:p>10408</text:p>
          </table:table-cell>
          <table:table-cell office:value-type="float" office:value="686.426129" calcext:value-type="float">
            <text:p>686,43</text:p>
          </table:table-cell>
        </table:table-row>
        <table:table-row table:style-name="ro2">
          <table:table-cell office:value-type="string" calcext:value-type="string">
            <text:p>dotnet-httplistenter-net7</text:p>
          </table:table-cell>
          <table:table-cell office:value-type="float" office:value="144919" calcext:value-type="float">
            <text:p>144919</text:p>
          </table:table-cell>
          <table:table-cell office:value-type="float" office:value="786.447885" calcext:value-type="float">
            <text:p>786,45</text:p>
          </table:table-cell>
          <table:table-cell office:value-type="float" office:value="39" calcext:value-type="float">
            <text:p>39</text:p>
          </table:table-cell>
          <table:table-cell office:value-type="float" office:value="10594" calcext:value-type="float">
            <text:p>10594</text:p>
          </table:table-cell>
          <table:table-cell office:value-type="float" office:value="715.742957" calcext:value-type="float">
            <text:p>715,74</text:p>
          </table:table-cell>
        </table:table-row>
        <table:table-row table:style-name="ro2">
          <table:table-cell office:value-type="string" calcext:value-type="string">
            <text:p>dotnet-httplistenter-net7-threaded</text:p>
          </table:table-cell>
          <table:table-cell office:value-type="float" office:value="145047" calcext:value-type="float">
            <text:p>145047</text:p>
          </table:table-cell>
          <table:table-cell office:value-type="float" office:value="875.886886" calcext:value-type="float">
            <text:p>875,89</text:p>
          </table:table-cell>
          <table:table-cell office:value-type="float" office:value="32" calcext:value-type="float">
            <text:p>32</text:p>
          </table:table-cell>
          <table:table-cell office:value-type="float" office:value="22007" calcext:value-type="float">
            <text:p>22007</text:p>
          </table:table-cell>
          <table:table-cell office:value-type="float" office:value="995.86595" calcext:value-type="float">
            <text:p>995,87</text:p>
          </table:table-cell>
        </table:table-row>
        <table:table-row table:style-name="ro2">
          <table:table-cell office:value-type="string" calcext:value-type="string">
            <text:p>dotnet-httplistenter-net8</text:p>
          </table:table-cell>
          <table:table-cell office:value-type="float" office:value="154973" calcext:value-type="float">
            <text:p>154973</text:p>
          </table:table-cell>
          <table:table-cell office:value-type="float" office:value="725.459791" calcext:value-type="float">
            <text:p>725,46</text:p>
          </table:table-cell>
          <table:table-cell office:value-type="float" office:value="27" calcext:value-type="float">
            <text:p>27</text:p>
          </table:table-cell>
          <table:table-cell office:value-type="float" office:value="10050" calcext:value-type="float">
            <text:p>10050</text:p>
          </table:table-cell>
          <table:table-cell office:value-type="float" office:value="615.622805" calcext:value-type="float">
            <text:p>615,62</text:p>
          </table:table-cell>
        </table:table-row>
        <table:table-row table:style-name="ro2">
          <table:table-cell office:value-type="string" calcext:value-type="string">
            <text:p>dotnet-httplistenter-net8-threaded</text:p>
          </table:table-cell>
          <table:table-cell office:value-type="float" office:value="175459" calcext:value-type="float">
            <text:p>175459</text:p>
          </table:table-cell>
          <table:table-cell office:value-type="float" office:value="700.056366" calcext:value-type="float">
            <text:p>700,06</text:p>
          </table:table-cell>
          <table:table-cell office:value-type="float" office:value="27" calcext:value-type="float">
            <text:p>27</text:p>
          </table:table-cell>
          <table:table-cell office:value-type="float" office:value="12837" calcext:value-type="float">
            <text:p>12837</text:p>
          </table:table-cell>
          <table:table-cell office:value-type="float" office:value="723.933934" calcext:value-type="float">
            <text:p>723,93</text:p>
          </table:table-cell>
        </table:table-row>
        <table:table-row table:style-name="ro2">
          <table:table-cell office:value-type="string" calcext:value-type="string">
            <text:p>dotnet-asp-net5</text:p>
          </table:table-cell>
          <table:table-cell office:value-type="float" office:value="269793" calcext:value-type="float">
            <text:p>269793</text:p>
          </table:table-cell>
          <table:table-cell office:value-type="float" office:value="512.916362" calcext:value-type="float">
            <text:p>512,92</text:p>
          </table:table-cell>
          <table:table-cell office:value-type="float" office:value="39" calcext:value-type="float">
            <text:p>39</text:p>
          </table:table-cell>
          <table:table-cell office:value-type="float" office:value="45418" calcext:value-type="float">
            <text:p>45418</text:p>
          </table:table-cell>
          <table:table-cell office:value-type="float" office:value="1082.245023" calcext:value-type="float">
            <text:p>1082,25</text:p>
          </table:table-cell>
        </table:table-row>
        <table:table-row table:style-name="ro2">
          <table:table-cell office:value-type="string" calcext:value-type="string">
            <text:p>dotnet-asp-net7</text:p>
          </table:table-cell>
          <table:table-cell office:value-type="float" office:value="272273" calcext:value-type="float">
            <text:p>272273</text:p>
          </table:table-cell>
          <table:table-cell office:value-type="float" office:value="538.798393" calcext:value-type="float">
            <text:p>538,80</text:p>
          </table:table-cell>
          <table:table-cell office:value-type="float" office:value="32" calcext:value-type="float">
            <text:p>32</text:p>
          </table:table-cell>
          <table:table-cell office:value-type="float" office:value="50472" calcext:value-type="float">
            <text:p>50472</text:p>
          </table:table-cell>
          <table:table-cell office:value-type="float" office:value="1220.538245" calcext:value-type="float">
            <text:p>1220,54</text:p>
          </table:table-cell>
        </table:table-row>
        <table:table-row table:style-name="ro2">
          <table:table-cell office:value-type="string" calcext:value-type="string">
            <text:p>dotnet-asp-net6</text:p>
          </table:table-cell>
          <table:table-cell office:value-type="float" office:value="292231" calcext:value-type="float">
            <text:p>292231</text:p>
          </table:table-cell>
          <table:table-cell office:value-type="float" office:value="453.512782" calcext:value-type="float">
            <text:p>453,51</text:p>
          </table:table-cell>
          <table:table-cell office:value-type="float" office:value="34" calcext:value-type="float">
            <text:p>34</text:p>
          </table:table-cell>
          <table:table-cell office:value-type="float" office:value="34759" calcext:value-type="float">
            <text:p>34759</text:p>
          </table:table-cell>
          <table:table-cell office:value-type="float" office:value="953.103146" calcext:value-type="float">
            <text:p>953,10</text:p>
          </table:table-cell>
        </table:table-row>
        <table:table-row table:style-name="ro2">
          <table:table-cell office:value-type="string" calcext:value-type="string">
            <text:p>dotnet-asp-net8</text:p>
          </table:table-cell>
          <table:table-cell office:value-type="float" office:value="328583" calcext:value-type="float">
            <text:p>328583</text:p>
          </table:table-cell>
          <table:table-cell office:value-type="float" office:value="448.157361" calcext:value-type="float">
            <text:p>448,16</text:p>
          </table:table-cell>
          <table:table-cell office:value-type="float" office:value="26" calcext:value-type="float">
            <text:p>26</text:p>
          </table:table-cell>
          <table:table-cell office:value-type="float" office:value="53958" calcext:value-type="float">
            <text:p>53958</text:p>
          </table:table-cell>
          <table:table-cell office:value-type="float" office:value="1259.921941" calcext:value-type="float">
            <text:p>1259,92</text:p>
          </table:table-cell>
        </table:table-row>
        <table:table-row table:style-name="ro2">
          <table:table-cell office:value-type="string" calcext:value-type="string">
            <text:p>rust-may_minihttp</text:p>
          </table:table-cell>
          <table:table-cell office:value-type="float" office:value="604084" calcext:value-type="float">
            <text:p>604084</text:p>
          </table:table-cell>
          <table:table-cell office:value-type="float" office:value="150.410822" calcext:value-type="float">
            <text:p>150,41</text:p>
          </table:table-cell>
          <table:table-cell office:value-type="float" office:value="12" calcext:value-type="float">
            <text:p>12</text:p>
          </table:table-cell>
          <table:table-cell office:value-type="float" office:value="21671" calcext:value-type="float">
            <text:p>21671</text:p>
          </table:table-cell>
          <table:table-cell office:value-type="float" office:value="626.241938" calcext:value-type="float">
            <text:p>626,24</text:p>
          </table:table-cell>
        </table:table-row>
        <table:table-row table:style-name="ro2">
          <table:table-cell office:value-type="string" calcext:value-type="string">
            <text:p>nginx</text:p>
          </table:table-cell>
          <table:table-cell office:value-type="float" office:value="654915" calcext:value-type="float">
            <text:p>654915</text:p>
          </table:table-cell>
          <table:table-cell office:value-type="float" office:value="211.599675" calcext:value-type="float">
            <text:p>211,60</text:p>
          </table:table-cell>
          <table:table-cell office:value-type="float" office:value="11" calcext:value-type="float">
            <text:p>11</text:p>
          </table:table-cell>
          <table:table-cell office:value-type="float" office:value="10445" calcext:value-type="float">
            <text:p>10445</text:p>
          </table:table-cell>
          <table:table-cell office:value-type="float" office:value="407.525518" calcext:value-type="float">
            <text:p>407,53</text:p>
          </table:table-cell>
        </table:table-row>
        <table:table-row table:style-name="ro2">
          <table:table-cell office:value-type="string" calcext:value-type="string">
            <text:p>nim-httpbeast</text:p>
          </table:table-cell>
          <table:table-cell office:value-type="float" office:value="675098" calcext:value-type="float">
            <text:p>675098</text:p>
          </table:table-cell>
          <table:table-cell office:value-type="float" office:value="157.643991" calcext:value-type="float">
            <text:p>157,64</text:p>
          </table:table-cell>
          <table:table-cell office:value-type="float" office:value="12" calcext:value-type="float">
            <text:p>12</text:p>
          </table:table-cell>
          <table:table-cell office:value-type="float" office:value="13873" calcext:value-type="float">
            <text:p>13873</text:p>
          </table:table-cell>
          <table:table-cell office:value-type="float" office:value="250.598658" calcext:value-type="float">
            <text:p>250,60</text:p>
          </table:table-cell>
        </table:table-row>
      </table:table>
      <table:named-expressions/>
      <table:database-ranges>
        <table:database-range table:name="__Anonymous_Sheet_DB__0" table:target-range-address="output_baseline.A3:output_baseline.F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00-00-00</text:date>, <text:time style:data-style-name="N2" text:time-value="11:06:31.1677262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5T11:07:34.497413313</dc:date>
    <meta:editing-duration>PT1H32M34S</meta:editing-duration>
    <meta:editing-cycles>3</meta:editing-cycles>
    <meta:document-statistic meta:table-count="1" meta:cell-count="10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gap-width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dee6e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001cm" svg:height="13.001cm" xlink:href=".." xlink:type="simple" chart:class="chart:bar" chart:style-name="ch1">
        <chart:title svg:x="9.707cm" svg:y="0.396cm" chart:style-name="ch2">
          <text:p>Bibliotekų palyginimas</text:p>
        </chart:title>
        <chart:legend chart:legend-position="end" svg:x="19.786cm" svg:y="11.308cm" style:legend-expansion="custom" svg:width="3.48cm" svg:height="1.097cm" style:legend-expansion-aspect-ratio="3.17228805834093" chart:style-name="ch3"/>
        <chart:plot-area chart:style-name="ch4" table:cell-range-address="output_baseline.A3:output_baseline.C19 output_baseline.G3:output_baseline.G19" chart:data-source-has-labels="both" svg:x="0.461cm" svg:y="1.428cm" svg:width="22.897cm" svg:height="11.279cm">
          <chart:coordinate-region svg:x="2.141cm" svg:y="1.628cm" svg:width="20.224cm" svg:height="6.975cm"/>
          <chart:axis chart:dimension="x" chart:name="primary-x" chart:style-name="ch5" chartooo:axis-type="auto">
            <chartooo:date-scale/>
            <chart:categories table:cell-range-address="output_baseline.A3:output_baseline.A19"/>
          </chart:axis>
          <chart:axis chart:dimension="y" chart:name="primary-y" chart:style-name="ch6">
            <chart:title svg:x="0.197cm" svg:y="5.495cm" chart:style-name="ch7">
              <text:p>užklausos</text:p>
            </chart:title>
            <chart:grid chart:style-name="ch8" chart:class="major"/>
          </chart:axis>
          <chart:axis chart:dimension="y" chart:name="secondary-y" chart:style-name="ch9">
            <chart:title svg:x="23.317cm" svg:y="6.653cm" chart:style-name="ch7">
              <text:p>mikrosekundės</text:p>
            </chart:title>
          </chart:axis>
          <chart:series chart:attached-axis="secondary-y" chart:style-name="ch10" chart:values-cell-range-address="output_baseline.G3:output_baseline.G19" loext:hide-legend="true" loext:label-string="&quot;x&quot;" chart:class="chart:bar">
            <chart:data-point chart:repeated="17"/>
          </chart:series>
          <chart:series chart:attached-axis="primary-y" chart:style-name="ch11" chart:values-cell-range-address="output_baseline.B3:output_baseline.B19" loext:label-string="&quot;Užklausos / sek.&quot;" chart:class="chart:bar">
            <chart:data-point chart:repeated="15"/>
            <chart:data-point chart:style-name="ch12" chart:repeated="2"/>
          </chart:series>
          <chart:series chart:attached-axis="secondary-y" chart:style-name="ch13" chart:values-cell-range-address="output_baseline.C3:output_baseline.C19" loext:label-string="&quot;Vidutinis vėlinimas&quot;" chart:class="chart:bar">
            <chart:data-point chart:repeated="17"/>
          </chart:series>
          <chart:series chart:attached-axis="primary-y" chart:style-name="ch14" chart:values-cell-range-address="output_baseline.G3:output_baseline.G19" loext:hide-legend="true" chart:class="chart:bar">
            <chart:data-point chart:repeated="17"/>
            <loext:propertry-mapping loext:property="BorderColor" loext:cell-range-address="output_baseline.G3:output_baseline.G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  <table:table-cell office:value-type="string">
                <text:p>Užklausos / sek.</text:p>
              </table:table-cell>
              <table:table-cell office:value-type="string">
                <text:p>Vidutinis vėlinimas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node-hyper-express</text:p>
                <draw:g>
                  <svg:desc>output_baseline.A3:output_baseline.A19</svg:desc>
                </draw:g>
              </table:table-cell>
              <table:table-cell office:value-type="float" office:value="NaN">
                <text:p>NaN</text:p>
                <draw:g>
                  <svg:desc>output_baseline.G3:output_baseline.G19</svg:desc>
                </draw:g>
              </table:table-cell>
              <table:table-cell office:value-type="float" office:value="119082">
                <text:p>119082</text:p>
                <draw:g>
                  <svg:desc>output_baseline.B3:output_baseline.B19</svg:desc>
                </draw:g>
              </table:table-cell>
              <table:table-cell office:value-type="float" office:value="805.008615">
                <text:p>805.008615</text:p>
                <draw:g>
                  <svg:desc>output_baseline.C3:output_baseline.C19</svg:desc>
                </draw:g>
              </table:table-cell>
              <table:table-cell office:value-type="float" office:value="NaN">
                <text:p>NaN</text:p>
                <draw:g>
                  <svg:desc>output_baseline.G3:output_baseline.G19</svg:desc>
                </draw:g>
              </table:table-cell>
              <table:table-cell office:value-type="float" office:value="NaN">
                <text:p>NaN</text:p>
                <draw:g>
                  <svg:desc>output_baseline.G3:output_baseline.G19</svg:desc>
                </draw:g>
              </table:table-cell>
            </table:table-row>
            <table:table-row>
              <table:table-cell office:value-type="string">
                <text:p>bun</text:p>
              </table:table-cell>
              <table:table-cell office:value-type="float" office:value="NaN">
                <text:p>NaN</text:p>
              </table:table-cell>
              <table:table-cell office:value-type="float" office:value="128437">
                <text:p>128437</text:p>
              </table:table-cell>
              <table:table-cell office:value-type="float" office:value="745.753292">
                <text:p>745.753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5</text:p>
              </table:table-cell>
              <table:table-cell office:value-type="float" office:value="NaN">
                <text:p>NaN</text:p>
              </table:table-cell>
              <table:table-cell office:value-type="float" office:value="135486">
                <text:p>135486</text:p>
              </table:table-cell>
              <table:table-cell office:value-type="float" office:value="799.481542">
                <text:p>799.48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5-threaded</text:p>
              </table:table-cell>
              <table:table-cell office:value-type="float" office:value="NaN">
                <text:p>NaN</text:p>
              </table:table-cell>
              <table:table-cell office:value-type="float" office:value="135571">
                <text:p>135571</text:p>
              </table:table-cell>
              <table:table-cell office:value-type="float" office:value="868.438823">
                <text:p>868.43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6-threaded</text:p>
              </table:table-cell>
              <table:table-cell office:value-type="float" office:value="NaN">
                <text:p>NaN</text:p>
              </table:table-cell>
              <table:table-cell office:value-type="float" office:value="140784">
                <text:p>140784</text:p>
              </table:table-cell>
              <table:table-cell office:value-type="float" office:value="867.214252">
                <text:p>867.21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6</text:p>
              </table:table-cell>
              <table:table-cell office:value-type="float" office:value="NaN">
                <text:p>NaN</text:p>
              </table:table-cell>
              <table:table-cell office:value-type="float" office:value="144804">
                <text:p>144804</text:p>
              </table:table-cell>
              <table:table-cell office:value-type="float" office:value="771.795693">
                <text:p>771.795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7</text:p>
              </table:table-cell>
              <table:table-cell office:value-type="float" office:value="NaN">
                <text:p>NaN</text:p>
              </table:table-cell>
              <table:table-cell office:value-type="float" office:value="144919">
                <text:p>144919</text:p>
              </table:table-cell>
              <table:table-cell office:value-type="float" office:value="786.447885">
                <text:p>786.44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7-threaded</text:p>
              </table:table-cell>
              <table:table-cell office:value-type="float" office:value="NaN">
                <text:p>NaN</text:p>
              </table:table-cell>
              <table:table-cell office:value-type="float" office:value="145047">
                <text:p>145047</text:p>
              </table:table-cell>
              <table:table-cell office:value-type="float" office:value="875.886886">
                <text:p>875.88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8</text:p>
              </table:table-cell>
              <table:table-cell office:value-type="float" office:value="NaN">
                <text:p>NaN</text:p>
              </table:table-cell>
              <table:table-cell office:value-type="float" office:value="154973">
                <text:p>154973</text:p>
              </table:table-cell>
              <table:table-cell office:value-type="float" office:value="725.459791">
                <text:p>725.459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httplistenter-net8-threaded</text:p>
              </table:table-cell>
              <table:table-cell office:value-type="float" office:value="NaN">
                <text:p>NaN</text:p>
              </table:table-cell>
              <table:table-cell office:value-type="float" office:value="175459">
                <text:p>175459</text:p>
              </table:table-cell>
              <table:table-cell office:value-type="float" office:value="700.056366">
                <text:p>700.056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asp-net5</text:p>
              </table:table-cell>
              <table:table-cell office:value-type="float" office:value="NaN">
                <text:p>NaN</text:p>
              </table:table-cell>
              <table:table-cell office:value-type="float" office:value="269793">
                <text:p>269793</text:p>
              </table:table-cell>
              <table:table-cell office:value-type="float" office:value="512.916362">
                <text:p>512.91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asp-net7</text:p>
              </table:table-cell>
              <table:table-cell office:value-type="float" office:value="NaN">
                <text:p>NaN</text:p>
              </table:table-cell>
              <table:table-cell office:value-type="float" office:value="272273">
                <text:p>272273</text:p>
              </table:table-cell>
              <table:table-cell office:value-type="float" office:value="538.798393">
                <text:p>538.79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asp-net6</text:p>
              </table:table-cell>
              <table:table-cell office:value-type="float" office:value="NaN">
                <text:p>NaN</text:p>
              </table:table-cell>
              <table:table-cell office:value-type="float" office:value="292231">
                <text:p>292231</text:p>
              </table:table-cell>
              <table:table-cell office:value-type="float" office:value="453.512782">
                <text:p>453.512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tnet-asp-net8</text:p>
              </table:table-cell>
              <table:table-cell office:value-type="float" office:value="NaN">
                <text:p>NaN</text:p>
              </table:table-cell>
              <table:table-cell office:value-type="float" office:value="328583">
                <text:p>328583</text:p>
              </table:table-cell>
              <table:table-cell office:value-type="float" office:value="448.157361">
                <text:p>448.15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t-may_minihttp</text:p>
              </table:table-cell>
              <table:table-cell office:value-type="float" office:value="NaN">
                <text:p>NaN</text:p>
              </table:table-cell>
              <table:table-cell office:value-type="float" office:value="604084">
                <text:p>604084</text:p>
              </table:table-cell>
              <table:table-cell office:value-type="float" office:value="150.410822">
                <text:p>150.41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NaN">
                <text:p>NaN</text:p>
              </table:table-cell>
              <table:table-cell office:value-type="float" office:value="654915">
                <text:p>654915</text:p>
              </table:table-cell>
              <table:table-cell office:value-type="float" office:value="211.599675">
                <text:p>211.59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m-httpbeast</text:p>
              </table:table-cell>
              <table:table-cell office:value-type="float" office:value="NaN">
                <text:p>NaN</text:p>
              </table:table-cell>
              <table:table-cell office:value-type="float" office:value="675098">
                <text:p>675098</text:p>
              </table:table-cell>
              <table:table-cell office:value-type="float" office:value="157.643991">
                <text:p>157.64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